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Modell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ccode</text:p>
          </table:table-cell>
          <table:table-cell office:value-type="string" calcext:value-type="string">
            <text:p>hhlds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per dwelling</text:p>
          </table:table-cell>
          <table:table-cell office:value-type="string" calcext:value-type="string">
            <text:p>actual per dwelling</text:p>
          </table:table-cell>
          <table:table-cell office:value-type="string" calcext:value-type="string">
            <text:p>%Dif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erdeen City</text:p>
          </table:table-cell>
          <table:table-cell office:value-type="string" calcext:value-type="string">
            <text:p>S12000033</text:p>
          </table:table-cell>
          <table:table-cell office:value-type="float" office:value="89759" calcext:value-type="float">
            <text:p>89,759</text:p>
          </table:table-cell>
          <table:table-cell office:value-type="float" office:value="108144651" calcext:value-type="float">
            <text:p>108,144,651</text:p>
          </table:table-cell>
          <table:table-cell office:value-type="float" office:value="1204" calcext:value-type="float">
            <text:p>1,204</text:p>
          </table:table-cell>
          <table:table-cell office:value-type="string" calcext:value-type="string">
            <text:p>1258</text:p>
          </table:table-cell>
          <table:table-cell table:formula="of:=100*([.I3]-[.J3])/[.J3]" office:value-type="float" office:value="-4.29252782193959" calcext:value-type="float">
            <text:p>-4.292527821939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erdeenshire</text:p>
          </table:table-cell>
          <table:table-cell office:value-type="string" calcext:value-type="string">
            <text:p>S12000034</text:p>
          </table:table-cell>
          <table:table-cell office:value-type="float" office:value="112114" calcext:value-type="float">
            <text:p>112,114</text:p>
          </table:table-cell>
          <table:table-cell office:value-type="float" office:value="144572931" calcext:value-type="float">
            <text:p>144,572,931</text:p>
          </table:table-cell>
          <table:table-cell office:value-type="float" office:value="1289" calcext:value-type="float">
            <text:p>1,289</text:p>
          </table:table-cell>
          <table:table-cell office:value-type="string" calcext:value-type="string">
            <text:p>1372</text:p>
          </table:table-cell>
          <table:table-cell table:formula="of:=100*([.I4]-[.J4])/[.J4]" office:value-type="float" office:value="-6.04956268221574" calcext:value-type="float">
            <text:p>-6.049562682215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gus</text:p>
          </table:table-cell>
          <table:table-cell office:value-type="string" calcext:value-type="string">
            <text:p>S12000041</text:p>
          </table:table-cell>
          <table:table-cell office:value-type="float" office:value="54221" calcext:value-type="float">
            <text:p>54,221</text:p>
          </table:table-cell>
          <table:table-cell office:value-type="float" office:value="64370462" calcext:value-type="float">
            <text:p>64,370,462</text:p>
          </table:table-cell>
          <table:table-cell office:value-type="float" office:value="1187" calcext:value-type="float">
            <text:p>1,187</text:p>
          </table:table-cell>
          <table:table-cell office:value-type="string" calcext:value-type="string">
            <text:p>1044</text:p>
          </table:table-cell>
          <table:table-cell table:formula="of:=100*([.I5]-[.J5])/[.J5]" office:value-type="float" office:value="13.6973180076628" calcext:value-type="float">
            <text:p>13.69731800766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gyll and Bute</text:p>
          </table:table-cell>
          <table:table-cell office:value-type="string" calcext:value-type="string">
            <text:p>S12000035</text:p>
          </table:table-cell>
          <table:table-cell office:value-type="float" office:value="41788" calcext:value-type="float">
            <text:p>41,788</text:p>
          </table:table-cell>
          <table:table-cell office:value-type="float" office:value="53200034" calcext:value-type="float">
            <text:p>53,200,034</text:p>
          </table:table-cell>
          <table:table-cell office:value-type="float" office:value="1273" calcext:value-type="float">
            <text:p>1,273</text:p>
          </table:table-cell>
          <table:table-cell office:value-type="string" calcext:value-type="string">
            <text:p>1282</text:p>
          </table:table-cell>
          <table:table-cell table:formula="of:=100*([.I6]-[.J6])/[.J6]" office:value-type="float" office:value="-0.702028081123245" calcext:value-type="float">
            <text:p>-0.7020280811232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ty of Edinburgh</text:p>
          </table:table-cell>
          <table:table-cell office:value-type="string" calcext:value-type="string">
            <text:p>S12000036</text:p>
          </table:table-cell>
          <table:table-cell office:value-type="float" office:value="238269" calcext:value-type="float">
            <text:p>238,269</text:p>
          </table:table-cell>
          <table:table-cell office:value-type="float" office:value="291624113" calcext:value-type="float">
            <text:p>291,624,113</text:p>
          </table:table-cell>
          <table:table-cell office:value-type="float" office:value="1223" calcext:value-type="float">
            <text:p>1,223</text:p>
          </table:table-cell>
          <table:table-cell office:value-type="string" calcext:value-type="string">
            <text:p>1361</text:p>
          </table:table-cell>
          <table:table-cell table:formula="of:=100*([.I7]-[.J7])/[.J7]" office:value-type="float" office:value="-10.139603232917" calcext:value-type="float">
            <text:p>-10.1396032329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ckmannanshire</text:p>
          </table:table-cell>
          <table:table-cell office:value-type="string" calcext:value-type="string">
            <text:p>S12000005</text:p>
          </table:table-cell>
          <table:table-cell office:value-type="float" office:value="23890" calcext:value-type="float">
            <text:p>23,890</text:p>
          </table:table-cell>
          <table:table-cell office:value-type="float" office:value="26780061" calcext:value-type="float">
            <text:p>26,780,061</text:p>
          </table:table-cell>
          <table:table-cell office:value-type="float" office:value="1120" calcext:value-type="float">
            <text:p>1,120</text:p>
          </table:table-cell>
          <table:table-cell office:value-type="string" calcext:value-type="string">
            <text:p>1152</text:p>
          </table:table-cell>
          <table:table-cell table:formula="of:=100*([.I8]-[.J8])/[.J8]" office:value-type="float" office:value="-2.77777777777778" calcext:value-type="float">
            <text:p>-2.777777777777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mfries and Galloway</text:p>
          </table:table-cell>
          <table:table-cell office:value-type="string" calcext:value-type="string">
            <text:p>S12000006</text:p>
          </table:table-cell>
          <table:table-cell office:value-type="float" office:value="69699" calcext:value-type="float">
            <text:p>69,699</text:p>
          </table:table-cell>
          <table:table-cell office:value-type="float" office:value="80473252" calcext:value-type="float">
            <text:p>80,473,252</text:p>
          </table:table-cell>
          <table:table-cell office:value-type="float" office:value="1154" calcext:value-type="float">
            <text:p>1,154</text:p>
          </table:table-cell>
          <table:table-cell office:value-type="string" calcext:value-type="string">
            <text:p>1075</text:p>
          </table:table-cell>
          <table:table-cell table:formula="of:=100*([.I9]-[.J9])/[.J9]" office:value-type="float" office:value="7.34883720930233" calcext:value-type="float">
            <text:p>7.34883720930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ndee City</text:p>
          </table:table-cell>
          <table:table-cell office:value-type="string" calcext:value-type="string">
            <text:p>S12000042</text:p>
          </table:table-cell>
          <table:table-cell office:value-type="float" office:value="70685" calcext:value-type="float">
            <text:p>70,685</text:p>
          </table:table-cell>
          <table:table-cell office:value-type="float" office:value="79500506" calcext:value-type="float">
            <text:p>79,500,506</text:p>
          </table:table-cell>
          <table:table-cell office:value-type="float" office:value="1124" calcext:value-type="float">
            <text:p>1,124</text:p>
          </table:table-cell>
          <table:table-cell office:value-type="string" calcext:value-type="string">
            <text:p>1076</text:p>
          </table:table-cell>
          <table:table-cell table:formula="of:=100*([.I10]-[.J10])/[.J10]" office:value-type="float" office:value="4.46096654275093" calcext:value-type="float">
            <text:p>4.460966542750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t Ayrshire</text:p>
          </table:table-cell>
          <table:table-cell office:value-type="string" calcext:value-type="string">
            <text:p>S12000008</text:p>
          </table:table-cell>
          <table:table-cell office:value-type="float" office:value="55387" calcext:value-type="float">
            <text:p>55,387</text:p>
          </table:table-cell>
          <table:table-cell office:value-type="float" office:value="71544247" calcext:value-type="float">
            <text:p>71,544,247</text:p>
          </table:table-cell>
          <table:table-cell office:value-type="float" office:value="1291" calcext:value-type="float">
            <text:p>1,291</text:p>
          </table:table-cell>
          <table:table-cell office:value-type="string" calcext:value-type="string">
            <text:p>1133</text:p>
          </table:table-cell>
          <table:table-cell table:formula="of:=100*([.I11]-[.J11])/[.J11]" office:value-type="float" office:value="13.9452780229479" calcext:value-type="float">
            <text:p>13.94527802294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t Dunbartonshire</text:p>
          </table:table-cell>
          <table:table-cell office:value-type="string" calcext:value-type="string">
            <text:p>S12000045</text:p>
          </table:table-cell>
          <table:table-cell office:value-type="float" office:value="46228" calcext:value-type="float">
            <text:p>46,228</text:p>
          </table:table-cell>
          <table:table-cell office:value-type="float" office:value="64371959" calcext:value-type="float">
            <text:p>64,371,959</text:p>
          </table:table-cell>
          <table:table-cell office:value-type="float" office:value="1392" calcext:value-type="float">
            <text:p>1,392</text:p>
          </table:table-cell>
          <table:table-cell office:value-type="string" calcext:value-type="string">
            <text:p>1566</text:p>
          </table:table-cell>
          <table:table-cell table:formula="of:=100*([.I12]-[.J12])/[.J12]" office:value-type="float" office:value="-11.1111111111111" calcext:value-type="float">
            <text:p>-11.1111111111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t Lothian</text:p>
          </table:table-cell>
          <table:table-cell office:value-type="string" calcext:value-type="string">
            <text:p>S12000010</text:p>
          </table:table-cell>
          <table:table-cell office:value-type="float" office:value="46771" calcext:value-type="float">
            <text:p>46,771</text:p>
          </table:table-cell>
          <table:table-cell office:value-type="float" office:value="54449337" calcext:value-type="float">
            <text:p>54,449,337</text:p>
          </table:table-cell>
          <table:table-cell office:value-type="float" office:value="1164" calcext:value-type="float">
            <text:p>1,164</text:p>
          </table:table-cell>
          <table:table-cell office:value-type="string" calcext:value-type="string">
            <text:p>1384</text:p>
          </table:table-cell>
          <table:table-cell table:formula="of:=100*([.I13]-[.J13])/[.J13]" office:value-type="float" office:value="-15.8959537572254" calcext:value-type="float">
            <text:p>-15.8959537572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ast Renfrewshire</text:p>
          </table:table-cell>
          <table:table-cell office:value-type="string" calcext:value-type="string">
            <text:p>S12000011</text:p>
          </table:table-cell>
          <table:table-cell office:value-type="float" office:value="39344" calcext:value-type="float">
            <text:p>39,344</text:p>
          </table:table-cell>
          <table:table-cell office:value-type="float" office:value="52439870" calcext:value-type="float">
            <text:p>52,439,870</text:p>
          </table:table-cell>
          <table:table-cell office:value-type="float" office:value="1332" calcext:value-type="float">
            <text:p>1,332</text:p>
          </table:table-cell>
          <table:table-cell office:value-type="string" calcext:value-type="string">
            <text:p>1578</text:p>
          </table:table-cell>
          <table:table-cell table:formula="of:=100*([.I14]-[.J14])/[.J14]" office:value-type="float" office:value="-15.5893536121673" calcext:value-type="float">
            <text:p>-15.58935361216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lkirk</text:p>
          </table:table-cell>
          <table:table-cell office:value-type="string" calcext:value-type="string">
            <text:p>S12000014</text:p>
          </table:table-cell>
          <table:table-cell office:value-type="float" office:value="72672" calcext:value-type="float">
            <text:p>72,672</text:p>
          </table:table-cell>
          <table:table-cell office:value-type="float" office:value="82189182" calcext:value-type="float">
            <text:p>82,189,182</text:p>
          </table:table-cell>
          <table:table-cell office:value-type="float" office:value="1130" calcext:value-type="float">
            <text:p>1,130</text:p>
          </table:table-cell>
          <table:table-cell office:value-type="string" calcext:value-type="string">
            <text:p>1081</text:p>
          </table:table-cell>
          <table:table-cell table:formula="of:=100*([.I15]-[.J15])/[.J15]" office:value-type="float" office:value="4.53283996299723" calcext:value-type="float">
            <text:p>4.532839962997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fe</text:p>
          </table:table-cell>
          <table:table-cell office:value-type="string" calcext:value-type="string">
            <text:p>S12000047</text:p>
          </table:table-cell>
          <table:table-cell office:value-type="float" office:value="169238" calcext:value-type="float">
            <text:p>169,238</text:p>
          </table:table-cell>
          <table:table-cell office:value-type="float" office:value="201815980" calcext:value-type="float">
            <text:p>201,815,980</text:p>
          </table:table-cell>
          <table:table-cell office:value-type="float" office:value="1192" calcext:value-type="float">
            <text:p>1,192</text:p>
          </table:table-cell>
          <table:table-cell office:value-type="string" calcext:value-type="string">
            <text:p>1147</text:p>
          </table:table-cell>
          <table:table-cell table:formula="of:=100*([.I16]-[.J16])/[.J16]" office:value-type="float" office:value="3.9232781168265" calcext:value-type="float">
            <text:p>3.92327811682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asgow City</text:p>
          </table:table-cell>
          <table:table-cell office:value-type="string" calcext:value-type="string">
            <text:p>S12000049</text:p>
          </table:table-cell>
          <table:table-cell office:value-type="float" office:value="294622" calcext:value-type="float">
            <text:p>294,622</text:p>
          </table:table-cell>
          <table:table-cell office:value-type="float" office:value="345953492" calcext:value-type="float">
            <text:p>345,953,492</text:p>
          </table:table-cell>
          <table:table-cell office:value-type="float" office:value="1174" calcext:value-type="float">
            <text:p>1,174</text:p>
          </table:table-cell>
          <table:table-cell office:value-type="string" calcext:value-type="string">
            <text:p>1137</text:p>
          </table:table-cell>
          <table:table-cell table:formula="of:=100*([.I17]-[.J17])/[.J17]" office:value-type="float" office:value="3.25417766051011" calcext:value-type="float">
            <text:p>3.25417766051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ghland</text:p>
          </table:table-cell>
          <table:table-cell office:value-type="string" calcext:value-type="string">
            <text:p>S12000017</text:p>
          </table:table-cell>
          <table:table-cell office:value-type="float" office:value="109514" calcext:value-type="float">
            <text:p>109,514</text:p>
          </table:table-cell>
          <table:table-cell office:value-type="float" office:value="148810954" calcext:value-type="float">
            <text:p>148,810,954</text:p>
          </table:table-cell>
          <table:table-cell office:value-type="float" office:value="1358" calcext:value-type="float">
            <text:p>1,358</text:p>
          </table:table-cell>
          <table:table-cell office:value-type="string" calcext:value-type="string">
            <text:p>1226</text:p>
          </table:table-cell>
          <table:table-cell table:formula="of:=100*([.I18]-[.J18])/[.J18]" office:value-type="float" office:value="10.7667210440457" calcext:value-type="float">
            <text:p>10.7667210440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verclyde</text:p>
          </table:table-cell>
          <table:table-cell office:value-type="string" calcext:value-type="string">
            <text:p>S12000018</text:p>
          </table:table-cell>
          <table:table-cell office:value-type="float" office:value="37614" calcext:value-type="float">
            <text:p>37,614</text:p>
          </table:table-cell>
          <table:table-cell office:value-type="float" office:value="45377341" calcext:value-type="float">
            <text:p>45,377,341</text:p>
          </table:table-cell>
          <table:table-cell office:value-type="float" office:value="1206" calcext:value-type="float">
            <text:p>1,206</text:p>
          </table:table-cell>
          <table:table-cell office:value-type="string" calcext:value-type="string">
            <text:p>1078</text:p>
          </table:table-cell>
          <table:table-cell table:formula="of:=100*([.I19]-[.J19])/[.J19]" office:value-type="float" office:value="11.873840445269" calcext:value-type="float">
            <text:p>11.873840445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dlothian</text:p>
          </table:table-cell>
          <table:table-cell office:value-type="string" calcext:value-type="string">
            <text:p>S12000019</text:p>
          </table:table-cell>
          <table:table-cell office:value-type="float" office:value="39733" calcext:value-type="float">
            <text:p>39,733</text:p>
          </table:table-cell>
          <table:table-cell office:value-type="float" office:value="56353186" calcext:value-type="float">
            <text:p>56,353,186</text:p>
          </table:table-cell>
          <table:table-cell office:value-type="float" office:value="1418" calcext:value-type="float">
            <text:p>1,418</text:p>
          </table:table-cell>
          <table:table-cell office:value-type="string" calcext:value-type="string">
            <text:p>1397</text:p>
          </table:table-cell>
          <table:table-cell table:formula="of:=100*([.I20]-[.J20])/[.J20]" office:value-type="float" office:value="1.50322118826056" calcext:value-type="float">
            <text:p>1.503221188260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ray</text:p>
          </table:table-cell>
          <table:table-cell office:value-type="string" calcext:value-type="string">
            <text:p>S12000020</text:p>
          </table:table-cell>
          <table:table-cell office:value-type="float" office:value="42931" calcext:value-type="float">
            <text:p>42,931</text:p>
          </table:table-cell>
          <table:table-cell office:value-type="float" office:value="54057702" calcext:value-type="float">
            <text:p>54,057,702</text:p>
          </table:table-cell>
          <table:table-cell office:value-type="float" office:value="1259" calcext:value-type="float">
            <text:p>1,259</text:p>
          </table:table-cell>
          <table:table-cell office:value-type="string" calcext:value-type="string">
            <text:p>1171</text:p>
          </table:table-cell>
          <table:table-cell table:formula="of:=100*([.I21]-[.J21])/[.J21]" office:value-type="float" office:value="7.51494449188728" calcext:value-type="float">
            <text:p>7.51494449188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 h-Eileanan Siar</text:p>
          </table:table-cell>
          <table:table-cell office:value-type="string" calcext:value-type="string">
            <text:p>S12000013</text:p>
          </table:table-cell>
          <table:table-cell office:value-type="float" office:value="12832" calcext:value-type="float">
            <text:p>12,832</text:p>
          </table:table-cell>
          <table:table-cell office:value-type="float" office:value="16202306" calcext:value-type="float">
            <text:p>16,202,306</text:p>
          </table:table-cell>
          <table:table-cell office:value-type="float" office:value="1262" calcext:value-type="float">
            <text:p>1,262</text:p>
          </table:table-cell>
          <table:table-cell office:value-type="string" calcext:value-type="string">
            <text:p>886</text:p>
          </table:table-cell>
          <table:table-cell table:formula="of:=100*([.I22]-[.J22])/[.J22]" office:value-type="float" office:value="42.4379232505643" calcext:value-type="float">
            <text:p>42.43792325056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rth Ayrshire</text:p>
          </table:table-cell>
          <table:table-cell office:value-type="string" calcext:value-type="string">
            <text:p>S12000021</text:p>
          </table:table-cell>
          <table:table-cell office:value-type="float" office:value="64140" calcext:value-type="float">
            <text:p>64,140</text:p>
          </table:table-cell>
          <table:table-cell office:value-type="float" office:value="76090669" calcext:value-type="float">
            <text:p>76,090,669</text:p>
          </table:table-cell>
          <table:table-cell office:value-type="float" office:value="1186" calcext:value-type="float">
            <text:p>1,186</text:p>
          </table:table-cell>
          <table:table-cell office:value-type="string" calcext:value-type="string">
            <text:p>1096</text:p>
          </table:table-cell>
          <table:table-cell table:formula="of:=100*([.I23]-[.J23])/[.J23]" office:value-type="float" office:value="8.21167883211679" calcext:value-type="float">
            <text:p>8.211678832116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rth Lanarkshire</text:p>
          </table:table-cell>
          <table:table-cell office:value-type="string" calcext:value-type="string">
            <text:p>S12000050</text:p>
          </table:table-cell>
          <table:table-cell office:value-type="float" office:value="152443" calcext:value-type="float">
            <text:p>152,443</text:p>
          </table:table-cell>
          <table:table-cell office:value-type="float" office:value="169548479" calcext:value-type="float">
            <text:p>169,548,479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1016</text:p>
          </table:table-cell>
          <table:table-cell table:formula="of:=100*([.I24]-[.J24])/[.J24]" office:value-type="float" office:value="9.44881889763779" calcext:value-type="float">
            <text:p>9.448818897637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kney Islands</text:p>
          </table:table-cell>
          <table:table-cell office:value-type="string" calcext:value-type="string">
            <text:p>S12000023</text:p>
          </table:table-cell>
          <table:table-cell office:value-type="float" office:value="10589" calcext:value-type="float">
            <text:p>10,589</text:p>
          </table:table-cell>
          <table:table-cell office:value-type="float" office:value="12454054" calcext:value-type="float">
            <text:p>12,454,054</text:p>
          </table:table-cell>
          <table:table-cell office:value-type="float" office:value="1176" calcext:value-type="float">
            <text:p>1,176</text:p>
          </table:table-cell>
          <table:table-cell office:value-type="string" calcext:value-type="string">
            <text:p>986</text:p>
          </table:table-cell>
          <table:table-cell table:formula="of:=100*([.I25]-[.J25])/[.J25]" office:value-type="float" office:value="19.2697768762677" calcext:value-type="float">
            <text:p>19.26977687626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th and Kinross</text:p>
          </table:table-cell>
          <table:table-cell office:value-type="string" calcext:value-type="string">
            <text:p>S12000048</text:p>
          </table:table-cell>
          <table:table-cell office:value-type="float" office:value="69003" calcext:value-type="float">
            <text:p>69,003</text:p>
          </table:table-cell>
          <table:table-cell office:value-type="float" office:value="83214674" calcext:value-type="float">
            <text:p>83,214,674</text:p>
          </table:table-cell>
          <table:table-cell office:value-type="float" office:value="1205" calcext:value-type="float">
            <text:p>1,205</text:p>
          </table:table-cell>
          <table:table-cell office:value-type="string" calcext:value-type="string">
            <text:p>1344</text:p>
          </table:table-cell>
          <table:table-cell table:formula="of:=100*([.I26]-[.J26])/[.J26]" office:value-type="float" office:value="-10.3422619047619" calcext:value-type="float">
            <text:p>-10.34226190476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nfrewshire</text:p>
          </table:table-cell>
          <table:table-cell office:value-type="string" calcext:value-type="string">
            <text:p>S12000038</text:p>
          </table:table-cell>
          <table:table-cell office:value-type="float" office:value="86683" calcext:value-type="float">
            <text:p>86,683</text:p>
          </table:table-cell>
          <table:table-cell office:value-type="float" office:value="102714536" calcext:value-type="float">
            <text:p>102,714,536</text:p>
          </table:table-cell>
          <table:table-cell office:value-type="float" office:value="1184" calcext:value-type="float">
            <text:p>1,184</text:p>
          </table:table-cell>
          <table:table-cell office:value-type="string" calcext:value-type="string">
            <text:p>1190</text:p>
          </table:table-cell>
          <table:table-cell table:formula="of:=100*([.I27]-[.J27])/[.J27]" office:value-type="float" office:value="-0.504201680672269" calcext:value-type="float">
            <text:p>-0.504201680672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ottish Borders</text:p>
          </table:table-cell>
          <table:table-cell office:value-type="string" calcext:value-type="string">
            <text:p>S12000026</text:p>
          </table:table-cell>
          <table:table-cell office:value-type="float" office:value="54715" calcext:value-type="float">
            <text:p>54,715</text:p>
          </table:table-cell>
          <table:table-cell office:value-type="float" office:value="67140166" calcext:value-type="float">
            <text:p>67,140,166</text:p>
          </table:table-cell>
          <table:table-cell office:value-type="float" office:value="1227" calcext:value-type="float">
            <text:p>1,227</text:p>
          </table:table-cell>
          <table:table-cell office:value-type="string" calcext:value-type="string">
            <text:p>1184</text:p>
          </table:table-cell>
          <table:table-cell table:formula="of:=100*([.I28]-[.J28])/[.J28]" office:value-type="float" office:value="3.63175675675676" calcext:value-type="float">
            <text:p>3.63175675675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etland Islands</text:p>
          </table:table-cell>
          <table:table-cell office:value-type="string" calcext:value-type="string">
            <text:p>S12000027</text:p>
          </table:table-cell>
          <table:table-cell office:value-type="float" office:value="10439" calcext:value-type="float">
            <text:p>10,439</text:p>
          </table:table-cell>
          <table:table-cell office:value-type="float" office:value="11554919" calcext:value-type="float">
            <text:p>11,554,919</text:p>
          </table:table-cell>
          <table:table-cell office:value-type="float" office:value="1106" calcext:value-type="float">
            <text:p>1,106</text:p>
          </table:table-cell>
          <table:table-cell office:value-type="string" calcext:value-type="string">
            <text:p>1019</text:p>
          </table:table-cell>
          <table:table-cell table:formula="of:=100*([.I29]-[.J29])/[.J29]" office:value-type="float" office:value="8.53778213935231" calcext:value-type="float">
            <text:p>8.537782139352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 Ayrshire</text:p>
          </table:table-cell>
          <table:table-cell office:value-type="string" calcext:value-type="string">
            <text:p>S12000028</text:p>
          </table:table-cell>
          <table:table-cell office:value-type="float" office:value="52588" calcext:value-type="float">
            <text:p>52,588</text:p>
          </table:table-cell>
          <table:table-cell office:value-type="float" office:value="64547705" calcext:value-type="float">
            <text:p>64,547,705</text:p>
          </table:table-cell>
          <table:table-cell office:value-type="float" office:value="1227" calcext:value-type="float">
            <text:p>1,227</text:p>
          </table:table-cell>
          <table:table-cell office:value-type="string" calcext:value-type="string">
            <text:p>1305</text:p>
          </table:table-cell>
          <table:table-cell table:formula="of:=100*([.I30]-[.J30])/[.J30]" office:value-type="float" office:value="-5.97701149425287" calcext:value-type="float">
            <text:p>-5.977011494252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 Lanarkshire</text:p>
          </table:table-cell>
          <table:table-cell office:value-type="string" calcext:value-type="string">
            <text:p>S12000029</text:p>
          </table:table-cell>
          <table:table-cell office:value-type="float" office:value="147434" calcext:value-type="float">
            <text:p>147,434</text:p>
          </table:table-cell>
          <table:table-cell office:value-type="float" office:value="167089775" calcext:value-type="float">
            <text:p>167,089,775</text:p>
          </table:table-cell>
          <table:table-cell office:value-type="float" office:value="1133" calcext:value-type="float">
            <text:p>1,133</text:p>
          </table:table-cell>
          <table:table-cell office:value-type="string" calcext:value-type="string">
            <text:p>1107</text:p>
          </table:table-cell>
          <table:table-cell table:formula="of:=100*([.I31]-[.J31])/[.J31]" office:value-type="float" office:value="2.3486901535682" calcext:value-type="float">
            <text:p>2.34869015356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irling</text:p>
          </table:table-cell>
          <table:table-cell office:value-type="string" calcext:value-type="string">
            <text:p>S12000030</text:p>
          </table:table-cell>
          <table:table-cell office:value-type="float" office:value="39653" calcext:value-type="float">
            <text:p>39,653</text:p>
          </table:table-cell>
          <table:table-cell office:value-type="float" office:value="50270654" calcext:value-type="float">
            <text:p>50,270,654</text:p>
          </table:table-cell>
          <table:table-cell office:value-type="float" office:value="1267" calcext:value-type="float">
            <text:p>1,267</text:p>
          </table:table-cell>
          <table:table-cell office:value-type="string" calcext:value-type="string">
            <text:p>1483</text:p>
          </table:table-cell>
          <table:table-cell table:formula="of:=100*([.I32]-[.J32])/[.J32]" office:value-type="float" office:value="-14.5650708024275" calcext:value-type="float">
            <text:p>-14.56507080242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st Dunbartonshire</text:p>
          </table:table-cell>
          <table:table-cell office:value-type="string" calcext:value-type="string">
            <text:p>S12000039</text:p>
          </table:table-cell>
          <table:table-cell office:value-type="float" office:value="43029" calcext:value-type="float">
            <text:p>43,029</text:p>
          </table:table-cell>
          <table:table-cell office:value-type="float" office:value="45940996" calcext:value-type="float">
            <text:p>45,940,996</text:p>
          </table:table-cell>
          <table:table-cell office:value-type="float" office:value="1067" calcext:value-type="float">
            <text:p>1,067</text:p>
          </table:table-cell>
          <table:table-cell office:value-type="string" calcext:value-type="string">
            <text:p>1093</text:p>
          </table:table-cell>
          <table:table-cell table:formula="of:=100*([.I33]-[.J33])/[.J33]" office:value-type="float" office:value="-2.37877401646844" calcext:value-type="float">
            <text:p>-2.378774016468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st Lothian</text:p>
          </table:table-cell>
          <table:table-cell office:value-type="string" calcext:value-type="string">
            <text:p>S12000040</text:p>
          </table:table-cell>
          <table:table-cell office:value-type="float" office:value="78966" calcext:value-type="float">
            <text:p>78,966</text:p>
          </table:table-cell>
          <table:table-cell office:value-type="float" office:value="91686747" calcext:value-type="float">
            <text:p>91,686,747</text:p>
          </table:table-cell>
          <table:table-cell office:value-type="float" office:value="1161" calcext:value-type="float">
            <text:p>1,161</text:p>
          </table:table-cell>
          <table:table-cell office:value-type="string" calcext:value-type="string">
            <text:p>1133</text:p>
          </table:table-cell>
          <table:table-cell table:formula="of:=100*([.I34]-[.J34])/[.J34]" office:value-type="float" office:value="2.47131509267432" calcext:value-type="float">
            <text:p>2.47131509267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otland</text:p>
          </table:table-cell>
          <table:table-cell/>
          <table:table-cell table:formula="of:=SUM([.G3:.G34])" office:value-type="float" office:value="2476993" calcext:value-type="float">
            <text:p>2,476,993</text:p>
          </table:table-cell>
          <table:table-cell table:formula="of:=SUM([.H3:.H34])" office:value-type="float" office:value="2984484940" calcext:value-type="float">
            <text:p>2,984,484,940</text:p>
          </table:table-cell>
          <table:table-cell office:value-type="float" office:value="1204" calcext:value-type="float">
            <text:p>1,204</text:p>
          </table:table-cell>
          <table:table-cell office:value-type="float" office:value="1201" calcext:value-type="float">
            <text:p>1,201.00</text:p>
          </table:table-cell>
          <table:table-cell table:formula="of:=100*([.I35]-[.J35])/[.J35]" office:value-type="float" office:value="0.249791840133222" calcext:value-type="float">
            <text:p>0.249791840133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ource: Scotbe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ctual:</text:p>
          </table:table-cell>
          <table:table-cell office:value-type="string" calcext:value-type="string">
            <text:p><text:a xlink:href="https://www.gov.scot/publications/council-tax-datasets/" xlink:type="simple">https://www.gov.scot/publications/council-tax-datasets/</text:a>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table:style-name="ce1" office:value-type="string" calcext:value-type="string">
            <text:p>per dwelling</text:p>
          </table:table-cell>
          <table:table-cell table:style-name="ce2" office:value-type="string" calcext:value-type="string">
            <text:p>actual per dwelling</text:p>
          </table:table-cell>
          <table:table-cell table:style-name="Default" office:value-type="string" calcext:value-type="string">
            <text:p>%Dif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berdeen City</text:p>
          </table:table-cell>
          <table:table-cell table:style-name="ce1" office:value-type="float" office:value="1204" calcext:value-type="float">
            <text:p>1,204</text:p>
          </table:table-cell>
          <table:table-cell table:style-name="ce2" office:value-type="string" calcext:value-type="string">
            <text:p>1258</text:p>
          </table:table-cell>
          <table:table-cell table:style-name="Default" table:formula="of:=100*([.F41]-[.G41])/[.G41]" office:value-type="float" office:value="-4.29252782193959" calcext:value-type="float">
            <text:p>-4.292527821939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berdeenshire</text:p>
          </table:table-cell>
          <table:table-cell table:style-name="ce1" office:value-type="float" office:value="1289" calcext:value-type="float">
            <text:p>1,289</text:p>
          </table:table-cell>
          <table:table-cell table:style-name="ce2" office:value-type="string" calcext:value-type="string">
            <text:p>1372</text:p>
          </table:table-cell>
          <table:table-cell table:style-name="Default" table:formula="of:=100*([.F42]-[.G42])/[.G42]" office:value-type="float" office:value="-6.04956268221574" calcext:value-type="float">
            <text:p>-6.049562682215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ngus</text:p>
          </table:table-cell>
          <table:table-cell table:style-name="ce1" office:value-type="float" office:value="1187" calcext:value-type="float">
            <text:p>1,187</text:p>
          </table:table-cell>
          <table:table-cell table:style-name="ce2" office:value-type="string" calcext:value-type="string">
            <text:p>1044</text:p>
          </table:table-cell>
          <table:table-cell table:style-name="Default" table:formula="of:=100*([.F43]-[.G43])/[.G43]" office:value-type="float" office:value="13.6973180076628" calcext:value-type="float">
            <text:p>13.69731800766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rgyll and Bute</text:p>
          </table:table-cell>
          <table:table-cell table:style-name="ce1" office:value-type="float" office:value="1273" calcext:value-type="float">
            <text:p>1,273</text:p>
          </table:table-cell>
          <table:table-cell table:style-name="ce2" office:value-type="string" calcext:value-type="string">
            <text:p>1282</text:p>
          </table:table-cell>
          <table:table-cell table:style-name="Default" table:formula="of:=100*([.F44]-[.G44])/[.G44]" office:value-type="float" office:value="-0.702028081123245" calcext:value-type="float">
            <text:p>-0.7020280811232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ity of Edinburgh</text:p>
          </table:table-cell>
          <table:table-cell table:style-name="ce1" office:value-type="float" office:value="1223" calcext:value-type="float">
            <text:p>1,223</text:p>
          </table:table-cell>
          <table:table-cell table:style-name="ce2" office:value-type="string" calcext:value-type="string">
            <text:p>1361</text:p>
          </table:table-cell>
          <table:table-cell table:style-name="Default" table:formula="of:=100*([.F45]-[.G45])/[.G45]" office:value-type="float" office:value="-10.139603232917" calcext:value-type="float">
            <text:p>-10.1396032329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ackmannanshire</text:p>
          </table:table-cell>
          <table:table-cell table:style-name="ce1" office:value-type="float" office:value="1120" calcext:value-type="float">
            <text:p>1,120</text:p>
          </table:table-cell>
          <table:table-cell table:style-name="ce2" office:value-type="string" calcext:value-type="string">
            <text:p>1152</text:p>
          </table:table-cell>
          <table:table-cell table:style-name="Default" table:formula="of:=100*([.F46]-[.G46])/[.G46]" office:value-type="float" office:value="-2.77777777777778" calcext:value-type="float">
            <text:p>-2.777777777777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umfries and Galloway</text:p>
          </table:table-cell>
          <table:table-cell table:style-name="ce1" office:value-type="float" office:value="1154" calcext:value-type="float">
            <text:p>1,154</text:p>
          </table:table-cell>
          <table:table-cell table:style-name="ce2" office:value-type="string" calcext:value-type="string">
            <text:p>1075</text:p>
          </table:table-cell>
          <table:table-cell table:style-name="Default" table:formula="of:=100*([.F47]-[.G47])/[.G47]" office:value-type="float" office:value="7.34883720930233" calcext:value-type="float">
            <text:p>7.348837209302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undee City</text:p>
          </table:table-cell>
          <table:table-cell table:style-name="ce1" office:value-type="float" office:value="1124" calcext:value-type="float">
            <text:p>1,124</text:p>
          </table:table-cell>
          <table:table-cell table:style-name="ce2" office:value-type="string" calcext:value-type="string">
            <text:p>1076</text:p>
          </table:table-cell>
          <table:table-cell table:style-name="Default" table:formula="of:=100*([.F48]-[.G48])/[.G48]" office:value-type="float" office:value="4.46096654275093" calcext:value-type="float">
            <text:p>4.460966542750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ast Ayrshire</text:p>
          </table:table-cell>
          <table:table-cell table:style-name="ce1" office:value-type="float" office:value="1291" calcext:value-type="float">
            <text:p>1,291</text:p>
          </table:table-cell>
          <table:table-cell table:style-name="ce2" office:value-type="string" calcext:value-type="string">
            <text:p>1133</text:p>
          </table:table-cell>
          <table:table-cell table:style-name="Default" table:formula="of:=100*([.F49]-[.G49])/[.G49]" office:value-type="float" office:value="13.9452780229479" calcext:value-type="float">
            <text:p>13.94527802294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ast Dunbartonshire</text:p>
          </table:table-cell>
          <table:table-cell table:style-name="ce1" office:value-type="float" office:value="1392" calcext:value-type="float">
            <text:p>1,392</text:p>
          </table:table-cell>
          <table:table-cell table:style-name="ce2" office:value-type="string" calcext:value-type="string">
            <text:p>1566</text:p>
          </table:table-cell>
          <table:table-cell table:style-name="Default" table:formula="of:=100*([.F50]-[.G50])/[.G50]" office:value-type="float" office:value="-11.1111111111111" calcext:value-type="float">
            <text:p>-11.11111111111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ast Lothian</text:p>
          </table:table-cell>
          <table:table-cell table:style-name="ce1" office:value-type="float" office:value="1164" calcext:value-type="float">
            <text:p>1,164</text:p>
          </table:table-cell>
          <table:table-cell table:style-name="ce2" office:value-type="string" calcext:value-type="string">
            <text:p>1384</text:p>
          </table:table-cell>
          <table:table-cell table:style-name="Default" table:formula="of:=100*([.F51]-[.G51])/[.G51]" office:value-type="float" office:value="-15.8959537572254" calcext:value-type="float">
            <text:p>-15.89595375722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ast Renfrewshire</text:p>
          </table:table-cell>
          <table:table-cell table:style-name="ce1" office:value-type="float" office:value="1332" calcext:value-type="float">
            <text:p>1,332</text:p>
          </table:table-cell>
          <table:table-cell table:style-name="ce2" office:value-type="string" calcext:value-type="string">
            <text:p>1578</text:p>
          </table:table-cell>
          <table:table-cell table:style-name="Default" table:formula="of:=100*([.F52]-[.G52])/[.G52]" office:value-type="float" office:value="-15.5893536121673" calcext:value-type="float">
            <text:p>-15.58935361216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alkirk</text:p>
          </table:table-cell>
          <table:table-cell table:style-name="ce1" office:value-type="float" office:value="1130" calcext:value-type="float">
            <text:p>1,130</text:p>
          </table:table-cell>
          <table:table-cell table:style-name="ce2" office:value-type="string" calcext:value-type="string">
            <text:p>1081</text:p>
          </table:table-cell>
          <table:table-cell table:style-name="Default" table:formula="of:=100*([.F53]-[.G53])/[.G53]" office:value-type="float" office:value="4.53283996299723" calcext:value-type="float">
            <text:p>4.532839962997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ife</text:p>
          </table:table-cell>
          <table:table-cell table:style-name="ce1" office:value-type="float" office:value="1192" calcext:value-type="float">
            <text:p>1,192</text:p>
          </table:table-cell>
          <table:table-cell table:style-name="ce2" office:value-type="string" calcext:value-type="string">
            <text:p>1147</text:p>
          </table:table-cell>
          <table:table-cell table:style-name="Default" table:formula="of:=100*([.F54]-[.G54])/[.G54]" office:value-type="float" office:value="3.9232781168265" calcext:value-type="float">
            <text:p>3.92327811682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lasgow City</text:p>
          </table:table-cell>
          <table:table-cell table:style-name="ce1" office:value-type="float" office:value="1174" calcext:value-type="float">
            <text:p>1,174</text:p>
          </table:table-cell>
          <table:table-cell table:style-name="ce2" office:value-type="string" calcext:value-type="string">
            <text:p>1137</text:p>
          </table:table-cell>
          <table:table-cell table:style-name="Default" table:formula="of:=100*([.F55]-[.G55])/[.G55]" office:value-type="float" office:value="3.25417766051011" calcext:value-type="float">
            <text:p>3.254177660510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ighland</text:p>
          </table:table-cell>
          <table:table-cell table:style-name="ce1" office:value-type="float" office:value="1358" calcext:value-type="float">
            <text:p>1,358</text:p>
          </table:table-cell>
          <table:table-cell table:style-name="ce2" office:value-type="string" calcext:value-type="string">
            <text:p>1226</text:p>
          </table:table-cell>
          <table:table-cell table:style-name="Default" table:formula="of:=100*([.F56]-[.G56])/[.G56]" office:value-type="float" office:value="10.7667210440457" calcext:value-type="float">
            <text:p>10.76672104404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nverclyde</text:p>
          </table:table-cell>
          <table:table-cell table:style-name="ce1" office:value-type="float" office:value="1206" calcext:value-type="float">
            <text:p>1,206</text:p>
          </table:table-cell>
          <table:table-cell table:style-name="ce2" office:value-type="string" calcext:value-type="string">
            <text:p>1078</text:p>
          </table:table-cell>
          <table:table-cell table:style-name="Default" table:formula="of:=100*([.F57]-[.G57])/[.G57]" office:value-type="float" office:value="11.873840445269" calcext:value-type="float">
            <text:p>11.8738404452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idlothian</text:p>
          </table:table-cell>
          <table:table-cell table:style-name="ce1" office:value-type="float" office:value="1418" calcext:value-type="float">
            <text:p>1,418</text:p>
          </table:table-cell>
          <table:table-cell table:style-name="ce2" office:value-type="string" calcext:value-type="string">
            <text:p>1397</text:p>
          </table:table-cell>
          <table:table-cell table:style-name="Default" table:formula="of:=100*([.F58]-[.G58])/[.G58]" office:value-type="float" office:value="1.50322118826056" calcext:value-type="float">
            <text:p>1.503221188260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ray</text:p>
          </table:table-cell>
          <table:table-cell table:style-name="ce1" office:value-type="float" office:value="1259" calcext:value-type="float">
            <text:p>1,259</text:p>
          </table:table-cell>
          <table:table-cell table:style-name="ce2" office:value-type="string" calcext:value-type="string">
            <text:p>1171</text:p>
          </table:table-cell>
          <table:table-cell table:style-name="Default" table:formula="of:=100*([.F59]-[.G59])/[.G59]" office:value-type="float" office:value="7.51494449188728" calcext:value-type="float">
            <text:p>7.514944491887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a h-Eileanan Siar</text:p>
          </table:table-cell>
          <table:table-cell table:style-name="ce1" office:value-type="float" office:value="1262" calcext:value-type="float">
            <text:p>1,262</text:p>
          </table:table-cell>
          <table:table-cell table:style-name="ce2" office:value-type="string" calcext:value-type="string">
            <text:p>886</text:p>
          </table:table-cell>
          <table:table-cell table:style-name="Default" table:formula="of:=100*([.F60]-[.G60])/[.G60]" office:value-type="float" office:value="42.4379232505643" calcext:value-type="float">
            <text:p>42.43792325056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rth Ayrshire</text:p>
          </table:table-cell>
          <table:table-cell table:style-name="ce1" office:value-type="float" office:value="1186" calcext:value-type="float">
            <text:p>1,186</text:p>
          </table:table-cell>
          <table:table-cell table:style-name="ce2" office:value-type="string" calcext:value-type="string">
            <text:p>1096</text:p>
          </table:table-cell>
          <table:table-cell table:style-name="Default" table:formula="of:=100*([.F61]-[.G61])/[.G61]" office:value-type="float" office:value="8.21167883211679" calcext:value-type="float">
            <text:p>8.211678832116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rth Lanarkshire</text:p>
          </table:table-cell>
          <table:table-cell table:style-name="ce1" office:value-type="float" office:value="1112" calcext:value-type="float">
            <text:p>1,112</text:p>
          </table:table-cell>
          <table:table-cell table:style-name="ce2" office:value-type="string" calcext:value-type="string">
            <text:p>1016</text:p>
          </table:table-cell>
          <table:table-cell table:style-name="Default" table:formula="of:=100*([.F62]-[.G62])/[.G62]" office:value-type="float" office:value="9.44881889763779" calcext:value-type="float">
            <text:p>9.448818897637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rkney Islands</text:p>
          </table:table-cell>
          <table:table-cell table:style-name="ce1" office:value-type="float" office:value="1176" calcext:value-type="float">
            <text:p>1,176</text:p>
          </table:table-cell>
          <table:table-cell table:style-name="ce2" office:value-type="string" calcext:value-type="string">
            <text:p>986</text:p>
          </table:table-cell>
          <table:table-cell table:style-name="Default" table:formula="of:=100*([.F63]-[.G63])/[.G63]" office:value-type="float" office:value="19.2697768762677" calcext:value-type="float">
            <text:p>19.26977687626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erth and Kinross</text:p>
          </table:table-cell>
          <table:table-cell table:style-name="ce1" office:value-type="float" office:value="1205" calcext:value-type="float">
            <text:p>1,205</text:p>
          </table:table-cell>
          <table:table-cell table:style-name="ce2" office:value-type="string" calcext:value-type="string">
            <text:p>1344</text:p>
          </table:table-cell>
          <table:table-cell table:style-name="Default" table:formula="of:=100*([.F64]-[.G64])/[.G64]" office:value-type="float" office:value="-10.3422619047619" calcext:value-type="float">
            <text:p>-10.34226190476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nfrewshire</text:p>
          </table:table-cell>
          <table:table-cell table:style-name="ce1" office:value-type="float" office:value="1184" calcext:value-type="float">
            <text:p>1,184</text:p>
          </table:table-cell>
          <table:table-cell table:style-name="ce2" office:value-type="string" calcext:value-type="string">
            <text:p>1190</text:p>
          </table:table-cell>
          <table:table-cell table:style-name="Default" table:formula="of:=100*([.F65]-[.G65])/[.G65]" office:value-type="float" office:value="-0.504201680672269" calcext:value-type="float">
            <text:p>-0.5042016806722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cottish Borders</text:p>
          </table:table-cell>
          <table:table-cell table:style-name="ce1" office:value-type="float" office:value="1227" calcext:value-type="float">
            <text:p>1,227</text:p>
          </table:table-cell>
          <table:table-cell table:style-name="ce2" office:value-type="string" calcext:value-type="string">
            <text:p>1184</text:p>
          </table:table-cell>
          <table:table-cell table:style-name="Default" table:formula="of:=100*([.F66]-[.G66])/[.G66]" office:value-type="float" office:value="3.63175675675676" calcext:value-type="float">
            <text:p>3.631756756756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hetland Islands</text:p>
          </table:table-cell>
          <table:table-cell table:style-name="ce1" office:value-type="float" office:value="1106" calcext:value-type="float">
            <text:p>1,106</text:p>
          </table:table-cell>
          <table:table-cell table:style-name="ce2" office:value-type="string" calcext:value-type="string">
            <text:p>1019</text:p>
          </table:table-cell>
          <table:table-cell table:style-name="Default" table:formula="of:=100*([.F67]-[.G67])/[.G67]" office:value-type="float" office:value="8.53778213935231" calcext:value-type="float">
            <text:p>8.537782139352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outh Ayrshire</text:p>
          </table:table-cell>
          <table:table-cell table:style-name="ce1" office:value-type="float" office:value="1227" calcext:value-type="float">
            <text:p>1,227</text:p>
          </table:table-cell>
          <table:table-cell table:style-name="ce2" office:value-type="string" calcext:value-type="string">
            <text:p>1305</text:p>
          </table:table-cell>
          <table:table-cell table:style-name="Default" table:formula="of:=100*([.F68]-[.G68])/[.G68]" office:value-type="float" office:value="-5.97701149425287" calcext:value-type="float">
            <text:p>-5.977011494252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outh Lanarkshire</text:p>
          </table:table-cell>
          <table:table-cell table:style-name="ce1" office:value-type="float" office:value="1133" calcext:value-type="float">
            <text:p>1,133</text:p>
          </table:table-cell>
          <table:table-cell table:style-name="ce2" office:value-type="string" calcext:value-type="string">
            <text:p>1107</text:p>
          </table:table-cell>
          <table:table-cell table:style-name="Default" table:formula="of:=100*([.F69]-[.G69])/[.G69]" office:value-type="float" office:value="2.3486901535682" calcext:value-type="float">
            <text:p>2.34869015356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irling</text:p>
          </table:table-cell>
          <table:table-cell table:style-name="ce1" office:value-type="float" office:value="1267" calcext:value-type="float">
            <text:p>1,267</text:p>
          </table:table-cell>
          <table:table-cell table:style-name="ce2" office:value-type="string" calcext:value-type="string">
            <text:p>1483</text:p>
          </table:table-cell>
          <table:table-cell table:style-name="Default" table:formula="of:=100*([.F70]-[.G70])/[.G70]" office:value-type="float" office:value="-14.5650708024275" calcext:value-type="float">
            <text:p>-14.56507080242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est Dunbartonshire</text:p>
          </table:table-cell>
          <table:table-cell table:style-name="ce1" office:value-type="float" office:value="1067" calcext:value-type="float">
            <text:p>1,067</text:p>
          </table:table-cell>
          <table:table-cell table:style-name="ce2" office:value-type="string" calcext:value-type="string">
            <text:p>1093</text:p>
          </table:table-cell>
          <table:table-cell table:style-name="Default" table:formula="of:=100*([.F71]-[.G71])/[.G71]" office:value-type="float" office:value="-2.37877401646844" calcext:value-type="float">
            <text:p>-2.37877401646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est Lothian</text:p>
          </table:table-cell>
          <table:table-cell table:style-name="ce1" office:value-type="float" office:value="1161" calcext:value-type="float">
            <text:p>1,161</text:p>
          </table:table-cell>
          <table:table-cell table:style-name="ce2" office:value-type="string" calcext:value-type="string">
            <text:p>1133</text:p>
          </table:table-cell>
          <table:table-cell table:style-name="Default" table:formula="of:=100*([.F72]-[.G72])/[.G72]" office:value-type="float" office:value="2.47131509267432" calcext:value-type="float">
            <text:p>2.471315092674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cotland</text:p>
          </table:table-cell>
          <table:table-cell table:style-name="ce1" office:value-type="float" office:value="1204" calcext:value-type="float">
            <text:p>1,204</text:p>
          </table:table-cell>
          <table:table-cell table:style-name="ce2" office:value-type="float" office:value="1201" calcext:value-type="float">
            <text:p>1,201.00</text:p>
          </table:table-cell>
          <table:table-cell table:style-name="Default" table:formula="of:=100*([.F73]-[.G73])/[.G73]" office:value-type="float" office:value="0.249791840133222" calcext:value-type="float">
            <text:p>0.249791840133222</text:p>
          </table:table-cell>
          <table:table-cell table:number-columns-repeated="3"/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8:43:07.655382326</meta:creation-date>
    <dc:date>2021-05-19T09:02:15.710068626</dc:date>
    <meta:editing-duration>PT8M56S</meta:editing-duration>
    <meta:editing-cycles>3</meta:editing-cycles>
    <meta:generator>LibreOffice/6.4.7.2$Linux_X86_64 LibreOffice_project/40$Build-2</meta:generator>
    <meta:document-statistic meta:table-count="1" meta:cell-count="378" meta:object-count="0"/>
  </office:meta>
</office:document-meta>
</file>